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3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3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4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4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5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5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1">
      <text:list-level-style-bullet text:level="1" text:style-name="WW_CharLFO21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1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1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bullet text:level="1" text:style-name="WW_CharLFO27LVL1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keep-together="auto" fo:break-before="page" fo:text-align="center" fo:text-indent="0in"/>
      <style:text-properties fo:font-weight="bold" style:font-weight-asian="bold" fo:color="#FF0000" fo:font-size="12pt" style:font-size-asian="12pt" fo:hyphenate="false"/>
    </style:style>
    <style:style style:name="P4" style:parent-style-name="Normal" style:family="paragraph">
      <style:paragraph-properties fo:keep-together="auto" fo:text-align="center" fo:margin-bottom="0.25in" fo:text-indent="0in"/>
      <style:text-properties fo:font-weight="bold" style:font-weight-asian="bold" fo:color="#FF0000" fo:font-size="12pt" style:font-size-asian="12pt" fo:hyphenate="false"/>
    </style:style>
    <style:style style:name="P5" style:parent-style-name="Normal" style:family="paragraph">
      <style:paragraph-properties fo:keep-together="auto" fo:border="0.0069in solid #000000" fo:padding-top="0.0138in" fo:padding-left="0.0555in" fo:padding-bottom="0.0138in" fo:padding-right="0.0555in" style:shadow="none" fo:text-align="start" fo:text-indent="0in"/>
      <style:text-properties fo:font-style="italic" style:font-style-asian="italic" fo:hyphenate="false"/>
    </style:style>
    <style:style style:name="P6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7" style:parent-style-name="Policepardéfaut" style:family="text">
      <style:text-properties fo:font-weight="bold" style:font-weight-asian="bold"/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/>
    </style:style>
    <style:style style:name="P12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13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14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15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16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17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18" style:parent-style-name="Policepardéfaut" style:family="text">
      <style:text-properties fo:font-weight="bold" style:font-weight-asian="bold"/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weight="bold" style:font-weight-asian="bold"/>
    </style:style>
    <style:style style:name="T22" style:parent-style-name="Policepardéfaut" style:family="text">
      <style:text-properties fo:font-weight="bold" style:font-weight-asian="bold"/>
    </style:style>
    <style:style style:name="P23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24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25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26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27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28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29" style:parent-style-name="Policepardéfaut" style:family="text">
      <style:text-properties fo:font-weight="bold" style:font-weight-asian="bold"/>
    </style:style>
    <style:style style:name="T30" style:parent-style-name="Policepardéfaut" style:family="text">
      <style:text-properties fo:font-weight="bold" style:font-weight-asian="bold"/>
    </style:style>
    <style:style style:name="T31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fo:color="#FF0000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35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36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37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38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39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40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41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42" style:parent-style-name="Normal" style:family="paragraph">
      <style:paragraph-properties fo:keep-together="auto" fo:break-before="page" style:punctuation-wrap="hanging" style:text-autospace="ideograph-alpha" fo:text-align="start" style:vertical-align="auto" fo:margin-top="0in" fo:margin-bottom="0in" fo:text-indent="0in">
        <style:tab-stops/>
      </style:paragraph-properties>
      <style:text-properties fo:hyphenate="false"/>
    </style:style>
    <style:style style:name="P43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44" style:parent-style-name="Policepardéfaut" style:family="text">
      <style:text-properties fo:font-weight="bold" style:font-weight-asian="bold"/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fo:font-weight="bold" style:font-weight-asian="bold"/>
    </style:style>
    <style:style style:name="T47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weight="bold" style:font-weight-asian="bold"/>
    </style:style>
    <style:style style:name="T49" style:parent-style-name="Policepardéfaut" style:family="text">
      <style:text-properties fo:font-weight="bold" style:font-weight-asian="bold"/>
    </style:style>
    <style:style style:name="P50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51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52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53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54" style:parent-style-name="Paragraphedeliste" style:list-style-name="LFO27" style:family="paragraph">
      <style:paragraph-properties fo:keep-together="auto" fo:text-align="start" fo:margin-left="0.9847in">
        <style:tab-stops>
          <style:tab-stop style:type="center" style:position="1.9687in"/>
          <style:tab-stop style:type="right" style:position="4.9215in"/>
        </style:tab-stops>
      </style:paragraph-properties>
      <style:text-properties fo:hyphenate="false"/>
    </style:style>
    <style:style style:name="P55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56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57" style:parent-style-name="Policepardéfaut" style:family="text">
      <style:text-properties fo:font-weight="bold" style:font-weight-asian="bold"/>
    </style:style>
    <style:style style:name="T58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weight="bold" style:font-weight-asian="bold"/>
    </style:style>
    <style:style style:name="P60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61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62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63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T64" style:parent-style-name="Policepardéfaut" style:family="text">
      <style:text-properties fo:font-style="italic" style:font-style-asian="italic"/>
    </style:style>
    <style:style style:name="P65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66" style:parent-style-name="Policepardéfaut" style:family="text">
      <style:text-properties fo:font-weight="bold" style:font-weight-asian="bold"/>
    </style:style>
    <style:style style:name="T67" style:parent-style-name="Policepardéfaut" style:family="text">
      <style:text-properties fo:font-weight="bold" style:font-weight-asian="bold"/>
    </style:style>
    <style:style style:name="T68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weight="bold" style:font-weight-asian="bold"/>
    </style:style>
    <style:style style:name="T70" style:parent-style-name="Policepardéfaut" style:family="text">
      <style:text-properties fo:font-weight="bold" style:font-weight-asian="bold"/>
    </style:style>
    <style:style style:name="T71" style:parent-style-name="Policepardéfaut" style:family="text">
      <style:text-properties fo:font-weight="bold" style:font-weight-asian="bold"/>
    </style:style>
    <style:style style:name="T72" style:parent-style-name="Policepardéfaut" style:family="text">
      <style:text-properties fo:font-weight="bold" style:font-weight-asian="bold"/>
    </style:style>
    <style:style style:name="P73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74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75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76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77" style:parent-style-name="Paragraphedeliste" style:list-style-name="LFO26" style:family="paragraph">
      <style:paragraph-properties fo:keep-together="auto" fo:text-align="start" fo:margin-top="0.1666in" fo:margin-bottom="0.1666in" fo:margin-left="0.4958in" fo:text-indent="-0.2479in">
        <style:tab-stops>
          <style:tab-stop style:type="center" style:position="2.4576in"/>
          <style:tab-stop style:type="right" style:position="5.4104in"/>
        </style:tab-stops>
      </style:paragraph-properties>
      <style:text-properties fo:hyphenate="false"/>
    </style:style>
    <style:style style:name="T78" style:parent-style-name="Policepardéfaut" style:family="text">
      <style:text-properties fo:font-weight="bold" style:font-weight-asian="bold"/>
    </style:style>
    <style:style style:name="T79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font-weight="bold" style:font-weight-asian="bold"/>
    </style:style>
    <style:style style:name="P81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82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83" style:parent-style-name="Paragraphedeliste" style:list-style-name="LFO27" style:family="paragraph">
      <style:paragraph-properties fo:keep-together="auto" fo:text-align="start" fo:margin-left="0.6895in" fo:text-indent="-0.1972in">
        <style:tab-stops>
          <style:tab-stop style:type="center" style:position="2.2638in"/>
          <style:tab-stop style:type="right" style:position="5.2166in"/>
        </style:tab-stops>
      </style:paragraph-properties>
      <style:text-properties fo:hyphenate="false"/>
    </style:style>
    <style:style style:name="P84" style:parent-style-name="Normal" style:family="paragraph">
      <style:paragraph-properties fo:keep-together="auto" fo:text-align="start"/>
      <style:text-properties fo:hyphenate="false"/>
    </style:style>
    <style:style style:name="P85" style:parent-style-name="Normal" style:family="paragraph">
      <style:paragraph-properties fo:keep-together="auto" fo:text-align="start"/>
      <style:text-properties fo:hyphenate="false"/>
    </style:style>
    <style:style style:name="T86" style:parent-style-name="Policepardéfaut" style:family="text">
      <style:text-properties fo:font-style="italic" style:font-style-asian="italic" fo:color="#FF0000"/>
    </style:style>
    <style:style style:name="T87" style:parent-style-name="Policepardéfaut" style:family="text">
      <style:text-properties fo:font-style="italic" style:font-style-asian="italic" fo:color="#FF0000"/>
    </style:style>
    <style:style style:name="T88" style:parent-style-name="Policepardéfaut" style:family="text">
      <style:text-properties fo:font-style="italic" style:font-style-asian="italic" fo:color="#FF0000"/>
    </style:style>
    <style:style style:name="T89" style:parent-style-name="Policepardéfaut" style:family="text">
      <style:text-properties fo:font-style="italic" style:font-style-asian="italic" fo:color="#FF0000"/>
    </style:style>
    <style:style style:name="T90" style:parent-style-name="Policepardéfaut" style:family="text">
      <style:text-properties fo:font-style="italic" style:font-style-asian="italic" fo:color="#FF0000"/>
    </style:style>
    <style:style style:name="T91" style:parent-style-name="Policepardéfaut" style:family="text">
      <style:text-properties fo:font-style="italic" style:font-style-asian="italic" fo:color="#FF0000"/>
    </style:style>
    <style:style style:name="T92" style:parent-style-name="Policepardéfaut" style:family="text">
      <style:text-properties fo:font-style="italic" style:font-style-asian="italic" fo:color="#FF0000"/>
    </style:style>
  </office:automatic-styles>
  <office:body>
    <office:text text:use-soft-page-breaks="true">
      <text:p text:style-name="P1">Hackathons, ateliers d’idéation, meet-ups…</text:p>
      <text:p text:style-name="P4">7<text:s/>réflexes<text:s/>pour<text:s/>réussir une collaboration durable<text:s/>entre administrations<text:s/>et<text:s/>étudiants</text:p>
      <text:p text:style-name="P5">De nouveaux formats d’innovation<text:s/>émergent dans les administrations : meet-ups, barcamps, défis, ateliers d’idéation, hackathons,<text:s/>« design thinking »,<text:s/>prototypage… Ces événements impliquent souvent<text:s/>des étudiants dont les compétences concourent<text:s/>à leur<text:s/>succès.<text:s/>Voici quelques clés pour<text:s/>réussir<text:s/>une collaboration fructueuse et durable entre administrations, étudiants et établissements d’enseignement supérieur.<text:s/></text:p>
      <text:list text:style-name="LFO26" text:continue-numbering="true">
        <text:list-item>
          <text:p text:style-name="P6"><text:span text:style-name="T7">Ne confonde</text:span><text:span text:style-name="T8">z pas</text:span><text:span text:style-name="T9"><text:s/>prestation commerciale et<text:s/></text:span><text:span text:style-name="T10">contribution volontaire</text:span><text:span text:style-name="T11">…</text:span></text:p>
        </text:list-item>
      </text:list>
      <text:list text:style-name="LFO27" text:continue-numbering="true">
        <text:list-item>
          <text:p text:style-name="P12">Pas d’obligation de participation ni de résultat<text:s/>pour<text:s/>les étudiants</text:p>
        </text:list-item>
        <text:list-item>
          <text:p text:style-name="P13">Leur choix de participer dépend grandement de la thématique proposée, celle-ci doit correspondre à leur champ d’intérêt</text:p>
        </text:list-item>
        <text:list-item>
          <text:p text:style-name="P14">Pas de liens<text:s/>de subordination entre<text:s/>étudiants<text:s/>et<text:s/>administration : les travaux sont conduits dans un certain degré de liberté</text:p>
        </text:list-item>
        <text:list-item>
          <text:p text:style-name="P15">Cette liberté ne signifie pas que<text:s/>les<text:s/>étudiants<text:s/>travaillent<text:s/>en complète autonomie :<text:s/>un accompagnement est requis<text:s/>(voir ci-dessous)</text:p>
        </text:list-item>
        <text:list-item>
          <text:p text:style-name="P16">Un brief avec les objectifs recherchés est communiqué</text:p>
        </text:list-item>
      </text:list>
      <text:list text:style-name="LFO26" text:continue-numbering="true">
        <text:list-item>
          <text:p text:style-name="P17"><text:span text:style-name="T18">Respectez le</text:span><text:span text:style-name="T19"><text:s/>parcours<text:s/></text:span><text:span text:style-name="T20">pédagogique</text:span><text:span text:style-name="T21"><text:s/>des étudiants</text:span><text:span text:style-name="T22"> !</text:span></text:p>
        </text:list-item>
      </text:list>
      <text:list text:style-name="LFO27" text:continue-numbering="true">
        <text:list-item>
          <text:p text:style-name="P23">L’événement<text:s/>s’inscrit<text:s/>dans les contraintes du calendrier académique</text:p>
        </text:list-item>
        <text:list-item>
          <text:p text:style-name="P24">Les étudiants viennent aussi pour apprendre au contact de professionnels :<text:s/>un accompagnement de qualité<text:s/>est requis</text:p>
        </text:list-item>
        <text:list-item>
          <text:p text:style-name="P25">Le<text:s/>nombre et<text:s/>les<text:s/>compétences<text:s/>des accompagnateurs<text:s/>doivent être<text:s/>en adéquation avec l’objet de l’événement</text:p>
        </text:list-item>
        <text:list-item>
          <text:p text:style-name="P26">Il importe de mélanger<text:s/>les compétences en veillant à la<text:s/>complémentarité des membres<text:s/>d’une équipe<text:s/></text:p>
        </text:list-item>
        <text:list-item>
          <text:p text:style-name="P27">Un événement de création collaborative est aussi une occasion de développer<text:s/>les « soft skills » : empathie,<text:s/>intelligence des situations, entraide,<text:s/>savoir-être…</text:p>
        </text:list-item>
      </text:list>
      <text:list text:style-name="LFO26" text:continue-numbering="true">
        <text:list-item>
          <text:p text:style-name="P28"><text:span text:style-name="T29">Pas d’ambiguïtés : soyez clair</text:span><text:span text:style-name="T30">s dès le départ sur les<text:s/></text:span><text:span text:style-name="T31">conditions</text:span><text:span text:style-name="T32"><text:s/></text:span><text:span text:style-name="T33">de participation</text:span></text:p>
        </text:list-item>
      </text:list>
      <text:list text:style-name="LFO27" text:continue-numbering="true">
        <text:list-item>
          <text:p text:style-name="P34">Pour éviter les mauvaises surprises, il importe d’aviser<text:s/>avant<text:s/>l’événement :</text:p>
          <text:list text:continue-numbering="true">
            <text:list-item>
              <text:p text:style-name="P35">des conditions de<text:s/>participation,<text:s/>des objectifs et<text:s/>du<text:s/>déroulé précis<text:s/></text:p>
            </text:list-item>
            <text:list-item>
              <text:p text:style-name="P36">de la possibilité de prise d’images (photos/vidéos)<text:s/>et<text:s/>de<text:s/>l’utilisation<text:s/>faite des données personnelles</text:p>
            </text:list-item>
            <text:list-item>
              <text:p text:style-name="P37">des<text:s/>éléments mis à disposition des participants (logiciels, bases de données<text:s/>…) et<text:s/>de<text:s/>leurs conditions d’utilisation<text:s/></text:p>
            </text:list-item>
            <text:list-item>
              <text:p text:style-name="P38">des conditions de diffusion des productions réalisées à l’occasion de l’événement</text:p>
            </text:list-item>
          </text:list>
        </text:list-item>
        <text:list-item>
          <text:p text:style-name="P39">L’administration<text:s/>ne doit en aucun cas empêcher les étudiants d’exploiter leurs productions<text:s/>réalisées<text:s/>dans le cadre d’autres projets</text:p>
        </text:list-item>
        <text:list-item>
          <text:p text:style-name="P40">En cas de classement, la composition du jury,<text:s/>les critères objectifs de classement des équipes<text:s/>et<text:s/>les récompenses<text:s/>doivent être<text:s/>clairement énoncés</text:p>
        </text:list-item>
        <text:list-item>
          <text:p text:style-name="P41">En fonction des enjeux, ces modalités de collaboration peuvent être formalisées dans différents types de documents<text:s/>tels :<text:s/>charte de participation,<text:s/>règlement ou<text:s/>contrat</text:p>
        </text:list-item>
      </text:list>
      <text:p text:style-name="P42"/>
      <text:soft-page-break/>
      <text:list text:style-name="LFO26" text:continue-numbering="true">
        <text:list-item>
          <text:p text:style-name="P43"><text:span text:style-name="T44">Anticipe</text:span><text:span text:style-name="T45">z</text:span><text:span text:style-name="T46"><text:s/>« l’après » grâce à une<text:s/></text:span><text:span text:style-name="T47">documentation</text:span><text:span text:style-name="T48"><text:s/>minutieuse des<text:s/></text:span><text:span text:style-name="T49">résultats</text:span></text:p>
        </text:list-item>
      </text:list>
      <text:list text:style-name="LFO27" text:continue-numbering="true">
        <text:list-item>
          <text:p text:style-name="P50">Les productions réalisées lors d’un événement<text:s/>sont<text:s/>documentées<text:s/>et accessibles sur un site public</text:p>
        </text:list-item>
        <text:list-item>
          <text:p text:style-name="P51">Cette documentation<text:s/>est<text:s/>partageable, modifiable et pérenne pour<text:s/>faciliter la mutualisation<text:s/>et les réutilisations (« remix »)</text:p>
        </text:list-item>
        <text:list-item>
          <text:p text:style-name="P52">Des outils<text:s/>techniques<text:s/>facilitent ce travail de documentation et de partage :<text:s/></text:p>
          <text:list text:continue-numbering="true">
            <text:list-item>
              <text:p text:style-name="P53">Protocoles :<text:s/>scripts, formats numériques ouverts…</text:p>
            </text:list-item>
            <text:list-item>
              <text:p text:style-name="P54">Outils :<text:s/>captation (son et image),<text:s/>diffusion (Github,<text:s/>Slideshare…)</text:p>
            </text:list-item>
          </text:list>
        </text:list-item>
        <text:list-item>
          <text:p text:style-name="P55">Le choix des licences libres<text:s/>et « copyleft »<text:s/>encadrant la diffusion de la documentation<text:s/>est encouragé pour permettre la diffusion la plus large possible des résultats dans un contexte d’innovation itérative</text:p>
        </text:list-item>
      </text:list>
      <text:list text:style-name="LFO26" text:continue-numbering="true">
        <text:list-item>
          <text:p text:style-name="P56"><text:span text:style-name="T57">Sachez reconnaître les<text:s/></text:span><text:span text:style-name="T58">contributions</text:span><text:span text:style-name="T59"><text:s/>des étudiants à leur juste valeur</text:span></text:p>
        </text:list-item>
      </text:list>
      <text:list text:style-name="LFO27" text:continue-numbering="true">
        <text:list-item>
          <text:p text:style-name="P60">Une récompense et des remerciements, c’est toujours sympa !<text:s/>Exemple :<text:s/>trophée, cadeaux, visite de lieux exceptionnels habituellement fermés au public…</text:p>
        </text:list-item>
        <text:list-item>
          <text:p text:style-name="P61">La récompense peut également consister<text:s/>en un appui<text:s/>de l’administration dans le développement d’un projet initié<text:s/>par des étudiants<text:s/>lors d’un événement : aide technique, mise à disposition de matériel, apport d’expertise, mise en relation…</text:p>
        </text:list-item>
        <text:list-item>
          <text:p text:style-name="P62">Il est important pour les étudiants de garder une trace de leur<text:s/>participation<text:s/>(ex :<text:s/>une<text:s/>attestation délivrée par l’administration)</text:p>
        </text:list-item>
        <text:list-item>
          <text:p text:style-name="P63"><text:span text:style-name="T64">Last but not least</text:span>, une lettre de remerciement adressée à la direction de l’établissement d’enseignement avec la mention<text:s/>des étudiants ayant participé<text:s/>fera son effet…</text:p>
        </text:list-item>
      </text:list>
      <text:list text:style-name="LFO26" text:continue-numbering="true">
        <text:list-item>
          <text:p text:style-name="P65"><text:span text:style-name="T66">U</text:span><text:span text:style-name="T67">n travail de<text:s/></text:span><text:span text:style-name="T68">qualité</text:span><text:span text:style-name="T69"><text:s/>nécessite des conditions<text:s/></text:span><text:span text:style-name="T70">optimales</text:span><text:span text:style-name="T71"> </text:span><text:span text:style-name="T72">!</text:span></text:p>
        </text:list-item>
      </text:list>
      <text:list text:style-name="LFO27" text:continue-numbering="true">
        <text:list-item>
          <text:p text:style-name="P73">La créativité des<text:s/>étudiants<text:s/>doit pouvoir s’exprimer<text:s/>dans des locaux appropriés, suffisamment spacieux</text:p>
        </text:list-item>
        <text:list-item>
          <text:p text:style-name="P74">Prévoir également un équipement<text:s/>approprié : tableaux, paperboards,<text:s/>ordinateurs, vidéoprojecteur, Post-it, connexion internet<text:s/>très haut débit dans la<text:s/>mesure du possible…</text:p>
        </text:list-item>
        <text:list-item>
          <text:p text:style-name="P75">Pour tenir la distance,<text:s/>ne négligez pas l’alimentation : repas équilibrés, pauses café, mise à disposition de boisson tout au long de l’événement</text:p>
        </text:list-item>
        <text:list-item>
          <text:p text:style-name="P76">En cas d’événement<text:s/>sur plusieurs jours, prévoir un hébergement adéquat : lits individuels, si possible à proximité du lieu de l’événement, éventuellement des lits d’appoint dans les salles de travail pour les<text:s/>repos courts</text:p>
        </text:list-item>
      </text:list>
      <text:list text:style-name="LFO26" text:continue-numbering="true">
        <text:list-item>
          <text:p text:style-name="P77"><text:span text:style-name="T78">Maintenez les<text:s/></text:span><text:span text:style-name="T79">liens</text:span><text:span text:style-name="T80"><text:s/>après l’événement…</text:span></text:p>
        </text:list-item>
      </text:list>
      <text:list text:style-name="LFO27" text:continue-numbering="true">
        <text:list-item>
          <text:p text:style-name="P81">Parce que le perfectionnement est toujours itératif, demander un retour des étudiants sur la qualité de l’organisation</text:p>
        </text:list-item>
        <text:list-item>
          <text:p text:style-name="P82">N’oubliez pas de communiquer régulièrement sur la mise en œuvre concrète des travaux réalisés pendant l’événement<text:s/>et leurs suites données au sein de l’administration</text:p>
        </text:list-item>
        <text:list-item>
          <text:p text:style-name="P83">Échangez<text:s/>cartes de visites et CV à la fin de l’événement pour d’éventuelles collaborations futures (stage, thèse, mémoire, embauche…), garantie supplémentaire de la mise en œuvre concrète des productions réalisées au cours de l’événement</text:p>
        </text:list-item>
      </text:list>
      <text:p text:style-name="P84"/>
      <text:p text:style-name="P85"><text:span text:style-name="T86">Et vous, quelles sont vos bonnes pratiques en matière d’organisation d’événements<text:s/></text:span><text:span text:style-name="T87"><text:line-break/></text:span><text:span text:style-name="T88">de création participative ? Partagez-les sur<text:s/></text:span><text:span text:style-name="T89">Twitter : #</text:span><text:span text:style-name="T90">Innovm</text:span><text:span text:style-name="T91">e</text:span><text:span text:style-name="T92">ti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aragraphestandard" style:auto-update="true" style:default-outline-level="1">
      <style:paragraph-properties fo:keep-with-next="always" fo:widows="0" fo:orphans="0" fo:margin-top="0.25in">
        <style:tab-stops>
          <style:tab-stop style:type="left" style:position="0in"/>
          <style:tab-stop style:type="left" style:position="0.4923in"/>
          <style:tab-stop style:type="center" style:position="2.9534in"/>
          <style:tab-stop style:type="right" style:position="5.5125in"/>
        </style:tab-stops>
      </style:paragraph-properties>
      <style:text-properties fo:font-weight="bold" style:font-weight-asian="bold" fo:text-transform="uppercase" fo:hyphenate="false"/>
    </style:style>
    <style:style style:name="Titre2" style:display-name="Titre 2" style:family="paragraph" style:parent-style-name="Paragraphestandard" style:next-style-name="Paragraphestandard" style:auto-update="true" style:default-outline-level="2">
      <style:paragraph-properties fo:keep-with-next="always" fo:widows="0" fo:orphans="0" fo:margin-top="0.1666in"/>
      <style:text-properties fo:font-weight="bold" style:font-weight-asian="bold" style:font-size-complex="11pt" fo:hyphenate="false"/>
    </style:style>
    <style:style style:name="Titre3" style:display-name="Titre 3" style:family="paragraph" style:parent-style-name="Normal" style:next-style-name="Paragraphestandard" style:auto-update="true" style:default-outline-level="3">
      <style:paragraph-properties fo:keep-with-next="always" fo:widows="0" fo:orphans="0"/>
      <style:text-properties fo:font-weight="bold" style:font-weight-asian="bold" fo:font-style="italic" style:font-style-asian="italic" fo:hyphenate="false"/>
    </style:style>
    <style:style style:name="Titre4" style:display-name="Titre 4" style:family="paragraph" style:parent-style-name="Normal" style:next-style-name="Paragraphestandard" style:auto-update="true" style:default-outline-level="4">
      <style:paragraph-properties fo:widows="0" fo:orphans="0" fo:margin-top="0.1666in"/>
      <style:text-properties fo:font-style="italic" style:font-style-asian="italic" fo:hyphenate="false"/>
    </style:style>
    <style:style style:name="Titre5" style:display-name="Titre 5" style:family="paragraph" style:parent-style-name="Normal" style:next-style-name="Paragraphestandard" style:auto-update="true" style:default-outline-level="5">
      <style:paragraph-properties fo:keep-with-next="always" fo:margin-right="0.3937in"/>
      <style:text-properties style:font-weight-complex="bold" style:font-style-complex="italic" style:font-size-complex="13pt" fo:hyphenate="false"/>
    </style:style>
    <style:style style:name="Titre6" style:display-name="Titre 6" style:family="paragraph" style:parent-style-name="Titre9" style:next-style-name="Paragraphestandard" style:default-outline-level="6">
      <style:text-properties fo:font-style="normal" style:font-style-asian="normal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/>
      <style:text-properties style:font-weight-complex="bold" fo:font-style="italic" style:font-style-asian="italic" style:font-style-complex="italic" fo:font-size="9pt" style:font-size-asian="9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text-align="center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hyphenate="false"/>
    </style:style>
    <style:style style:name="Titre9" style:display-name="Titre 9" style:family="paragraph" style:parent-style-name="Paragraphestandard" style:next-style-name="Paragraphestandard" style:default-outline-level="9">
      <style:paragraph-properties fo:keep-with-next="always"/>
      <style:text-properties fo:font-style="italic" style:font-style-asian="italic" style:font-style-complex="italic" style:font-size-complex="11pt" fo:hyphenate="false"/>
    </style:style>
    <style:style style:name="Normal" style:display-name="Normal" style:family="paragraph">
      <style:paragraph-properties fo:keep-together="always" style:punctuation-wrap="simple" style:text-autospace="none" fo:text-align="justify" style:vertical-align="baseline" fo:margin-top="0.0833in" fo:margin-bottom="0.0833in" fo:text-indent="0.5909in">
        <style:tab-stops>
          <style:tab-stop style:type="center" style:position="2.9534in"/>
          <style:tab-stop style:type="right" style:position="5.9062in"/>
        </style:tab-stops>
      </style:paragraph-properties>
      <style:text-properties fo:font-size="11pt" style:font-size-asian="11pt" fo:hyphenate="false"/>
    </style:style>
    <style:style style:name="Policepardéfaut" style:display-name="Police par défaut" style:family="text"/>
    <style:style style:name="Paragraphestandard" style:display-name="Paragraphe standard" style:family="paragraph" style:parent-style-name="Normal">
      <style:text-properties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adresse" style:display-name="adresse" style:family="paragraph" style:parent-style-name="Normal">
      <style:paragraph-properties fo:line-height="0.1597in"/>
      <style:text-properties style:font-name="Arial" fo:text-transform="uppercase" fo:letter-spacing="0.0083in" fo:font-size="6pt" style:font-size-asian="6pt" fo:hyphenate="false"/>
    </style:style>
    <style:style style:name="Notedebasdepage" style:display-name="Note de bas de page" style:family="paragraph" style:parent-style-name="Normal">
      <style:text-properties fo:font-size="9pt" style:font-size-asian="9pt" fo:hyphenate="false"/>
    </style:style>
    <style:style style:name="affairesuivie" style:display-name="affaire suivie" style:family="paragraph" style:parent-style-name="Notedebasdepage">
      <style:paragraph-properties fo:line-height="0.1597in"/>
      <style:text-properties fo:letter-spacing="0.0083in" fo:font-size="11pt" style:font-size-asian="11pt" fo:hyphenate="false"/>
    </style:style>
    <style:style style:name="AFFAIRETELEPHONETELECOPIE" style:display-name="AFFAIRE TELEPHONE TELECOPIE" style:family="paragraph" style:parent-style-name="Normal">
      <style:text-properties style:font-name="Garamond" style:font-size-complex="11pt" fo:hyphenate="false"/>
    </style:style>
    <style:style style:name="Annexe1.1.-" style:display-name="Annexe 1.1. -" style:family="paragraph" style:parent-style-name="Normal" style:auto-update="true">
      <style:paragraph-properties style:punctuation-wrap="hanging" style:text-autospace="ideograph-alpha" style:vertical-align="auto">
        <style:tab-stops>
          <style:tab-stop style:type="left" style:position="0.5513in"/>
        </style:tab-stops>
      </style:paragraph-properties>
      <style:text-properties fo:font-size="12pt" style:font-size-asian="12pt" style:font-size-complex="12pt" fo:hyphenate="false"/>
    </style:style>
    <style:style style:name="Appelnotedebasdep." style:display-name="Appel note de bas de p." style:family="text">
      <style:text-properties style:text-position="super 65%"/>
    </style:style>
    <style:style style:name="Corpsdetexte" style:display-name="Corps de texte" style:family="paragraph" style:parent-style-name="Normal">
      <style:paragraph-properties>
        <style:tab-stops>
          <style:tab-stop style:type="left" style:position="0.4923in"/>
          <style:tab-stop style:type="center" style:position="2.9534in"/>
          <style:tab-stop style:type="right" style:position="5.9062in"/>
        </style:tab-stops>
      </style:paragraph-properties>
      <style:text-properties fo:hyphenate="false"/>
    </style:style>
    <style:style style:name="CompanyName" style:display-name="Company Name" style:family="paragraph" style:parent-style-name="Corpsdetexte">
      <style:paragraph-properties fo:text-align="center" fo:margin-bottom="0.0277in" fo:text-indent="0in"/>
      <style:text-properties fo:text-transform="uppercase" fo:letter-spacing="0.052in" fo:hyphenate="false"/>
    </style:style>
    <style:style style:name="Contenudetableau" style:display-name="Contenu de tableau" style:family="paragraph" style:parent-style-name="Normal">
      <style:paragraph-properties fo:widows="0" fo:orphans="0" text:number-lines="false" style:punctuation-wrap="hanging" style:text-autospace="ideograph-alpha" style:vertical-align="auto">
        <style:tab-stops/>
      </style:paragraph-properties>
      <style:text-properties style:font-name-asian="Arial Unicode MS" style:font-name-complex="Tahoma" fo:font-size="12pt" style:font-size-asian="12pt" style:font-size-complex="12pt" fo:hyphenate="false"/>
    </style:style>
    <style:style style:name="CORPSDETEXTE0" style:display-name="CORPS DE TEXTE" style:family="paragraph" style:parent-style-name="Normal" style:auto-update="true">
      <style:paragraph-properties fo:margin-left="0.7875in">
        <style:tab-stops>
          <style:tab-stop style:type="center" style:position="2.1659in"/>
          <style:tab-stop style:type="right" style:position="5.1187in"/>
        </style:tab-stops>
      </style:paragraph-properties>
      <style:text-properties style:font-name="Garamond" fo:font-size="12pt" style:font-size-asian="12pt" style:font-size-complex="12pt" fo:hyphenate="false"/>
    </style:style>
    <style:style style:name="DIRECTION" style:display-name="DIRECTION" style:family="paragraph" style:parent-style-name="Normal" style:auto-update="true">
      <style:paragraph-properties fo:margin-top="0.4333in" fo:margin-bottom="0.0416in" fo:margin-right="-0.4923in"/>
      <style:text-properties style:font-name="Arial" fo:font-weight="bold" style:font-weight-asian="bold" style:font-weight-complex="bold" fo:text-transform="uppercase" fo:letter-spacing="0.0083in" fo:font-size="7.5pt" style:font-size-asian="7.5pt" style:font-size-complex="7.5pt" fo:hyphenate="false"/>
    </style:style>
    <style:style style:name="DocumentLabel" style:display-name="Document Label" style:family="paragraph" style:next-style-name="Normal">
      <style:paragraph-properties fo:border-top="0.0312in double #808080" style:border-line-width-top="0.0104in 0.0104in 0.0104in" fo:border-left="none" fo:border-bottom="0.0312in double #808080" style:border-line-width-bottom="0.0104in 0.0104in 0.0104in" fo:border-right="none" fo:padding-top="0.1111in" fo:padding-left="0in" fo:padding-bottom="0.1111in" fo:padding-right="0in" style:shadow="none" fo:text-align="center" fo:margin-bottom="0.0277in" style:line-height-at-least="0.1666in"/>
      <style:text-properties style:font-name="Garamond" fo:font-weight="bold" style:font-weight-asian="bold" fo:text-transform="uppercase" fo:letter-spacing="0.0138in" fo:font-size="9pt" style:font-size-asian="9pt" fo:language="en" fo:country="US" style:language-asian="en" style:country-asian="US" fo:hyphenate="false"/>
    </style:style>
    <style:style style:name="Élevé" style:display-name="Élevé" style:family="text">
      <style:text-properties fo:font-weight="bold" style:font-weight-asian="bold"/>
    </style:style>
    <style:style style:name="Enclosure" style:display-name="Enclosure" style:family="paragraph" style:parent-style-name="Corpsdetexte" style:next-style-name="Normal">
      <style:paragraph-properties fo:margin-top="0.1527in" fo:text-indent="0in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9534in"/>
          <style:tab-stop style:type="center" style:position="3.15in"/>
          <style:tab-stop style:type="right" style:position="5.9062in"/>
          <style:tab-stop style:type="right" style:position="6.3in"/>
        </style:tab-stops>
      </style:paragraph-properties>
      <style:text-properties fo:font-weight="bold" style:font-weight-asian="bold" fo:hyphenate="false"/>
    </style:style>
    <style:style style:name="En-têtedemessage" style:display-name="En-tête de message" style:family="paragraph" style:parent-style-name="Corpsdetexte">
      <style:paragraph-properties fo:text-align="start" fo:margin-left="0.75in" fo:text-indent="-0.75in">
        <style:tab-stops>
          <style:tab-stop style:type="left" style:position="-0.2576in"/>
          <style:tab-stop style:type="center" style:position="2.2034in"/>
          <style:tab-stop style:type="right" style:position="5.1562in"/>
        </style:tab-stops>
      </style:paragraph-properties>
      <style:text-properties fo:text-transform="uppercase" fo:font-size="9pt" style:font-size-asian="9pt" fo:hyphenate="false"/>
    </style:style>
    <style:style style:name="Formuledepolitesse" style:display-name="Formule de politesse" style:family="paragraph" style:parent-style-name="Normal" style:next-style-name="Normal">
      <style:paragraph-properties style:line-height-at-least="0.1527in"/>
      <style:text-properties style:font-name="Garamond" fo:hyphenate="false"/>
    </style:style>
    <style:style style:name="HeaderBase" style:display-name="Header Base" style:family="paragraph" style:parent-style-name="Corpsdetexte">
      <style:paragraph-properties fo:margin-bottom="0in">
        <style:tab-stops>
          <style:tab-stop style:type="left" style:position="0.4923in"/>
          <style:tab-stop style:type="center" style:position="2.9534in"/>
          <style:tab-stop style:type="center" style:position="3in"/>
          <style:tab-stop style:type="right" style:position="5.9062in"/>
          <style:tab-stop style:type="right" style:position="6in"/>
        </style:tab-stops>
      </style:paragraph-properties>
      <style:text-properties fo:hyphenate="false"/>
    </style:style>
    <style:style style:name="Heading5Char" style:display-name="Heading 5 Char" style:family="text" style:parent-style-name="Policepardéfaut">
      <style:text-properties style:font-weight-complex="bold" style:font-style-complex="italic" fo:font-size="11pt" style:font-size-asian="11pt" style:font-size-complex="13pt" fo:language="fr" fo:country="FR" style:language-asian="fr" style:country-asian="FR" style:language-complex="ar" style:country-complex="SA"/>
    </style:style>
    <style:style style:name="HeadingBase" style:display-name="Heading Base" style:family="paragraph" style:parent-style-name="Corpsdetexte" style:next-style-name="Corpsdetexte">
      <style:paragraph-properties fo:keep-with-next="always" fo:text-align="start" fo:margin-bottom="0in" fo:text-indent="0in"/>
      <style:text-properties style:letter-kerning="true" fo:hyphenate="false"/>
    </style:style>
    <style:style style:name="Légende" style:display-name="Légende" style:family="paragraph" style:parent-style-name="Normal" style:next-style-name="Normal">
      <style:paragraph-properties fo:keep-with-next="always" fo:text-align="center" fo:margin-top="0.1666in"/>
      <style:text-properties style:font-weight-complex="bold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U-DATE" style:display-name="LIEU-DATE" style:family="paragraph" style:parent-style-name="Normal" style:auto-update="true">
      <style:paragraph-properties fo:margin-top="0.3937in" fo:margin-left="0.8659in">
        <style:tab-stops>
          <style:tab-stop style:type="center" style:position="2.0875in"/>
          <style:tab-stop style:type="right" style:position="5.0402in"/>
        </style:tab-stops>
      </style:paragraph-properties>
      <style:text-properties style:font-name="Arial" fo:hyphenate="false"/>
    </style:style>
    <style:style style:name="Listeàpuces" style:display-name="Liste à puces" style:family="paragraph" style:parent-style-name="Normal" style:list-style-name="LFO2">
      <style:paragraph-properties>
        <style:tab-stops>
          <style:tab-stop style:type="left" style:position="0.0534in"/>
          <style:tab-stop style:type="left" style:position="0.118in"/>
        </style:tab-stops>
      </style:paragraph-properties>
      <style:text-properties fo:hyphenate="false"/>
    </style:style>
    <style:style style:name="Listeàpuces2" style:display-name="Liste à puces 2" style:family="paragraph" style:parent-style-name="Listeàpuces" style:auto-update="true" style:list-style-name="LFO4">
      <style:paragraph-properties style:punctuation-wrap="hanging" style:text-autospace="ideograph-alpha" style:vertical-align="auto" fo:margin-top="0in" fo:margin-bottom="0.1666in" style:line-height-at-least="0.1666in" fo:margin-right="0.5in">
        <style:tab-stops/>
      </style:paragraph-properties>
      <style:text-properties style:font-name="Garamond" style:font-size-complex="12pt" style:language-asian="en" style:country-asian="US" fo:hyphenate="false"/>
    </style:style>
    <style:style style:name="MessageHeaderFirst" style:display-name="Message Header First" style:family="paragraph" style:parent-style-name="En-têtedemessage" style:next-style-name="En-têtedemessage">
      <style:paragraph-properties fo:margin-top="0.25in"/>
      <style:text-properties fo:hyphenate="false"/>
    </style:style>
    <style:style style:name="MessageHeaderLabel" style:display-name="Message Header Label" style:family="text">
      <style:text-properties fo:font-weight="bold" style:font-weight-asian="bold" fo:font-size="9pt" style:font-size-asian="9pt"/>
    </style:style>
    <style:style style:name="MessageHeaderLast" style:display-name="Message Header Last" style:family="paragraph" style:parent-style-name="En-têtedemessage" style:next-style-name="Corpsdetexte">
      <style:paragraph-properties fo:border-top="none" fo:border-left="none" fo:border-bottom="0.0104in solid #808080" fo:border-right="none" fo:padding-top="0in" fo:padding-left="0in" fo:padding-bottom="0.25in" fo:padding-right="0in" style:shadow="none" fo:margin-bottom="0.25in"/>
      <style:text-properties fo:hyphenate="false"/>
    </style:style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>
        <style:tab-stops/>
      </style:paragraph-properties>
      <style:text-properties fo:font-size="12pt" style:font-size-asian="12pt" style:font-size-complex="12pt" fo:hyphenate="false"/>
    </style:style>
    <style:style style:name="Normalcentré" style:display-name="Normal centré" style:family="paragraph" style:parent-style-name="Normal">
      <style:paragraph-properties style:punctuation-wrap="hanging" style:text-autospace="ideograph-alpha" style:vertical-align="auto" fo:margin-left="0.0763in" fo:margin-right="0.0763in">
        <style:tab-stops/>
      </style:paragraph-properties>
      <style:text-properties fo:font-size="12pt" style:font-size-asian="12pt" style:font-size-complex="12pt" fo:hyphenate="false"/>
    </style:style>
    <style:style style:name="Normal.Tableau" style:display-name="Normal.Tableau" style:family="paragraph">
      <style:paragraph-properties style:punctuation-wrap="simple" style:text-autospace="none" style:vertical-align="baseline"/>
      <style:text-properties fo:font-size="11pt" style:font-size-asian="11pt" fo:hyphenate="false"/>
    </style:style>
    <style:style style:name="Numérodepage" style:display-name="Numéro de page" style:family="text" style:parent-style-name="Policepardéfaut">
      <style:text-properties style:font-name="Times New Roman" fo:font-size="9pt" style:font-size-asian="9pt"/>
    </style:style>
    <style:style style:name="Obs" style:display-name="Obs" style:family="text" style:parent-style-name="Policepardéfaut">
      <style:text-properties style:font-name="Times New Roman" fo:font-weight="bold" style:font-weight-asian="bold" fo:text-transform="uppercase" fo:font-size="11pt" style:font-size-asian="11pt" style:text-underline-type="single" style:text-underline-style="solid" style:text-underline-width="auto" style:text-underline-mode="continuous"/>
    </style:style>
    <style:style style:name="Pagedegarde" style:display-name="Page de garde" style:family="paragraph" style:parent-style-name="Normal">
      <style:paragraph-properties fo:text-align="center"/>
      <style:text-properties fo:font-weight="bold" style:font-weight-asian="bold" fo:text-transform="uppercase" fo:font-size="14pt" style:font-size-asian="14pt" fo:hyphenate="false"/>
    </style:style>
    <style:style style:name="paragraphe" style:display-name="paragraphe" style:family="paragraph" style:parent-style-name="Normal">
      <style:paragraph-properties>
        <style:tab-stops/>
      </style:paragraph-properties>
      <style:text-properties style:font-size-complex="11pt" fo:hyphenate="false"/>
    </style:style>
    <style:style style:name="Paragrapheavecobs." style:display-name="Paragraphe avec obs." style:family="paragraph" style:next-style-name="Normal">
      <style:paragraph-properties fo:keep-with-next="always" fo:keep-together="always" style:punctuation-wrap="simple" style:text-autospace="none" fo:text-align="justify" style:vertical-align="baseline" fo:margin-top="0.1666in" fo:margin-bottom="0.1666in" fo:line-height="0.1666in" fo:text-indent="-0.3937in">
        <style:tab-stops>
          <style:tab-stop style:type="left" style:position="0.7875in"/>
        </style:tab-stops>
      </style:paragraph-properties>
      <style:text-properties fo:font-size="11pt" style:font-size-asian="11pt" fo:hyphenate="false"/>
    </style:style>
    <style:style style:name="Paragraphedébuténumération" style:display-name="Paragraphe début énumération" style:family="paragraph" style:parent-style-name="Normal" style:next-style-name="Listeàpuces">
      <style:paragraph-properties fo:keep-with-next="always">
        <style:tab-stops/>
      </style:paragraph-properties>
      <style:text-properties fo:hyphenate="false"/>
    </style:style>
    <style:style style:name="Paragrapheexplications" style:display-name="Paragraphe explications" style:family="paragraph" style:parent-style-name="Normal" style:next-style-name="Normal" style:list-style-name="LFO5">
      <style:paragraph-properties fo:margin-top="0.0416in" fo:margin-bottom="0.0416in">
        <style:tab-stops>
          <style:tab-stop style:type="left" style:position="1.0375in"/>
        </style:tab-stops>
      </style:paragraph-properties>
      <style:text-properties style:font-name="Arial" fo:font-size="10pt" style:font-size-asian="10pt" fo:hyphenate="false"/>
    </style:style>
    <style:style style:name="Pieddepage" style:display-name="Pied de page" style:family="paragraph" style:parent-style-name="Normal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style:font-size-complex="9pt" fo:hyphenate="false"/>
    </style:style>
    <style:style style:name="REFERENCES" style:display-name="REFERENCES" style:family="paragraph" style:parent-style-name="Normal">
      <style:paragraph-properties fo:margin-top="0.3937in"/>
      <style:text-properties style:font-name="Garamond" style:font-size-complex="11pt" fo:hyphenate="false"/>
    </style:style>
    <style:style style:name="Retraitcorpsdetexte" style:display-name="Retrait corps de texte" style:family="paragraph" style:parent-style-name="Normal">
      <style:paragraph-properties fo:margin-left="0.9958in" fo:text-indent="-0.0125in">
        <style:tab-stops>
          <style:tab-stop style:type="center" style:position="1.9576in"/>
          <style:tab-stop style:type="right" style:position="4.9104in"/>
        </style:tab-stops>
      </style:paragraph-properties>
      <style:text-properties fo:hyphenate="false"/>
    </style:style>
    <style:style style:name="Retraitcorpsdetexte2" style:display-name="Retrait corps de texte 2" style:family="paragraph" style:parent-style-name="Normal">
      <style:paragraph-properties fo:line-height="200%" fo:margin-left="0.1965in">
        <style:tab-stops>
          <style:tab-stop style:type="center" style:position="2.7569in"/>
          <style:tab-stop style:type="right" style:position="5.7097in"/>
        </style:tab-stops>
      </style:paragraph-properties>
      <style:text-properties fo:hyphenate="false"/>
    </style:style>
    <style:style style:name="Retraitcorpsdetexte21" style:display-name="Retrait corps de texte 21" style:family="paragraph" style:parent-style-name="Normal">
      <style:paragraph-properties style:punctuation-wrap="hanging" style:text-autospace="ideograph-alpha" style:vertical-align="auto" fo:margin-left="0.2958in" fo:text-indent="0.4916in">
        <style:tab-stops/>
      </style:paragraph-properties>
      <style:text-properties fo:font-size="10pt" style:font-size-asian="10pt" fo:hyphenate="false"/>
    </style:style>
    <style:style style:name="Retraitnormal" style:display-name="Retrait normal" style:family="paragraph" style:parent-style-name="Normal">
      <style:paragraph-properties fo:margin-left="0.5in">
        <style:tab-stops>
          <style:tab-stop style:type="center" style:position="2.4534in"/>
          <style:tab-stop style:type="right" style:position="5.4062in"/>
        </style:tab-stops>
      </style:paragraph-properties>
      <style:text-properties fo:hyphenate="false"/>
    </style:style>
    <style:style style:name="ReturnAddress" style:display-name="Return Address" style:family="paragraph">
      <style:paragraph-properties fo:text-align="center" style:line-height-at-least="0.1666in" fo:margin-right="-0.1666in"/>
      <style:text-properties style:font-name="Garamond" fo:text-transform="uppercase" fo:letter-spacing="0.0208in" fo:font-size="7.5pt" style:font-size-asian="7.5pt" fo:language="en" fo:country="US" style:language-asian="en" style:country-asian="US" fo:hyphenate="false"/>
    </style:style>
    <style:style style:name="Signature1" style:display-name="Signature1" style:family="paragraph" style:parent-style-name="Normal">
      <style:paragraph-properties fo:text-align="start" fo:margin-top="0.5in" fo:margin-bottom="0in" fo:margin-left="3.3506in" fo:text-indent="0in">
        <style:tab-stops/>
      </style:paragraph-properties>
      <style:text-properties fo:font-variant="small-caps" style:font-size-complex="11pt" fo:hyphenate="false"/>
    </style:style>
    <style:style style:name="SignatureJobTitle" style:display-name="Signature Job Title" style:family="paragraph" style:parent-style-name="Normal" style:next-style-name="Normal">
      <style:paragraph-properties fo:margin-top="0in" fo:text-indent="0in"/>
      <style:text-properties fo:hyphenate="false"/>
    </style:style>
    <style:style style:name="SignatureName" style:display-name="Signature Name" style:family="paragraph" style:parent-style-name="Normal" style:next-style-name="SignatureJobTitle">
      <style:paragraph-properties fo:keep-with-next="always" fo:margin-top="0.4583in" fo:margin-bottom="0in" fo:text-indent="0in">
        <style:tab-stops>
          <style:tab-stop style:type="left" style:position="0.4923in"/>
          <style:tab-stop style:type="center" style:position="2.9534in"/>
          <style:tab-stop style:type="right" style:position="5.9062in"/>
        </style:tab-stops>
      </style:paragraph-properties>
      <style:text-properties fo:hyphenate="false"/>
    </style:style>
    <style:style style:name="Slogan" style:display-name="Slogan" style:family="text" style:parent-style-name="Policepardéfaut">
      <style:text-properties fo:font-style="italic" style:font-style-asian="italic" fo:letter-spacing="0.0486in" fo:font-size="10.5pt" style:font-size-asian="10.5pt"/>
    </style:style>
    <style:style style:name="Source" style:display-name="Source" style:family="paragraph" style:parent-style-name="Paragraphestandard" style:next-style-name="Paragraphestandard">
      <style:paragraph-properties fo:keep-together="auto" fo:margin-top="0.0277in" fo:text-indent="0in"/>
      <style:text-properties fo:font-style="italic" style:font-style-asian="italic" fo:font-size="9pt" style:font-size-asian="9pt" style:text-underline-type="single" style:text-underline-style="solid" style:text-underline-width="auto" style:text-underline-mode="skip-white-space" fo:hyphenate="false"/>
    </style:style>
    <style:style style:name="SOUS-DIRECTIONADRESSE" style:display-name="SOUS-DIRECTION  ADRESSE" style:family="paragraph" style:parent-style-name="Normal">
      <style:paragraph-properties fo:margin-bottom="0.0416in"/>
      <style:text-properties style:font-name="Arial" fo:text-transform="uppercase" fo:font-size="6.5pt" style:font-size-asian="6.5pt" style:font-size-complex="6.5pt" fo:hyphenate="false"/>
    </style:style>
    <style:style style:name="Titre" style:display-name="Titre" style:family="paragraph" style:parent-style-name="Normal" style:next-style-name="Normal">
      <style:paragraph-properties fo:keep-with-next="always" fo:break-before="page" fo:text-align="center" fo:margin-top="0.3333in" fo:margin-bottom="0.3333in" fo:line-height="150%" fo:margin-left="1.1812in" fo:margin-right="1.1812in">
        <style:tab-stops>
          <style:tab-stop style:type="center" style:position="1.7722in"/>
          <style:tab-stop style:type="right" style:position="4.725in"/>
        </style:tab-stops>
      </style:paragraph-properties>
      <style:text-properties style:font-name-complex="Arial" fo:font-weight="bold" style:font-weight-asian="bold" style:font-weight-complex="bold" fo:text-transform="uppercase" style:letter-kerning="true" style:font-size-complex="16pt" style:text-underline-type="single" style:text-underline-style="solid" style:text-underline-width="auto" style:text-underline-mode="continuous" fo:hyphenate="false"/>
    </style:style>
    <style:style style:name="StyleTitreAvant12ptAprès12pt" style:display-name="Style Titre + Avant : 12 pt Après : 12 pt" style:family="paragraph" style:parent-style-name="Titre" style:auto-update="true">
      <style:paragraph-properties fo:margin-top="0.1666in" fo:margin-bottom="0.1666in"/>
      <style:text-properties style:font-name-complex="Times New Roman" style:font-size-complex="10pt" fo:hyphenate="false"/>
    </style:style>
    <style:style style:name="StyleTitre5Droite0cm" style:display-name="Style Titre 5 + Droite :  0 cm" style:family="paragraph" style:parent-style-name="Titre5" style:auto-update="true" style:default-outline-level="5">
      <style:paragraph-properties fo:margin-right="0in"/>
      <style:text-properties style:font-weight-complex="normal" style:font-style-complex="normal" style:font-size-complex="10pt" fo:hyphenate="false"/>
    </style:style>
    <style:style style:name="Tableauentête" style:display-name="Tableau entête" style:family="paragraph" style:parent-style-name="Normal">
      <style:paragraph-properties fo:keep-with-next="always" fo:text-align="center" fo:margin-top="0.0416in" fo:margin-bottom="0.0416in"/>
      <style:text-properties fo:font-weight="bold" style:font-weight-asian="bold" fo:font-size="9pt" style:font-size-asian="9pt" fo:hyphenate="false"/>
    </style:style>
    <style:style style:name="Tableaulibellés" style:display-name="Tableau libellés" style:family="paragraph" style:parent-style-name="Normal">
      <style:text-properties fo:font-size="10pt" style:font-size-asian="10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itreSommaire" style:display-name="Titre Sommaire" style:family="paragraph" style:parent-style-name="Titre" style:next-style-name="Normal" style:auto-update="true">
      <style:text-properties fo:hyphenate="false"/>
    </style:style>
    <style:style style:name="TM1" style:display-name="TM 1" style:family="paragraph" style:parent-style-name="Normal" style:next-style-name="Normal">
      <style:paragraph-properties>
        <style:tab-stops/>
      </style:paragraph-properties>
      <style:text-properties fo:font-weight="bold" style:font-weight-asian="bold" style:font-weight-complex="bold" fo:text-transform="uppercase" style:font-size-complex="12pt" fo:hyphenate="false"/>
    </style:style>
    <style:style style:name="TM2" style:display-name="TM 2" style:family="paragraph" style:parent-style-name="Normal" style:next-style-name="Normal">
      <style:paragraph-properties fo:margin-left="0.1527in">
        <style:tab-stops/>
      </style:paragraph-properties>
      <style:text-properties fo:font-variant="small-caps" style:font-size-complex="12pt" fo:hyphenate="false"/>
    </style:style>
    <style:style style:name="TM3" style:display-name="TM 3" style:family="paragraph" style:parent-style-name="Normal" style:next-style-name="Normal">
      <style:paragraph-properties fo:margin-left="0.3055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TM4" style:display-name="TM 4" style:family="paragraph" style:parent-style-name="Normal" style:next-style-name="Normal" style:auto-update="true">
      <style:paragraph-properties fo:margin-left="0.4583in">
        <style:tab-stops/>
      </style:paragraph-properties>
      <style:text-properties style:font-size-complex="10.5pt" fo:hyphenate="false"/>
    </style:style>
    <style:style style:name="TM5" style:display-name="TM 5" style:family="paragraph" style:parent-style-name="Normal" style:next-style-name="Normal" style:auto-update="true">
      <style:paragraph-properties fo:margin-left="0.6111in">
        <style:tab-stops/>
      </style:paragraph-properties>
      <style:text-properties style:font-size-complex="10.5pt" fo:hyphenate="false"/>
    </style:style>
    <style:style style:name="TM6" style:display-name="TM 6" style:family="paragraph" style:parent-style-name="Normal" style:next-style-name="Normal" style:auto-update="true">
      <style:paragraph-properties fo:margin-left="0.7638in">
        <style:tab-stops/>
      </style:paragraph-properties>
      <style:text-properties style:font-size-complex="10.5pt" fo:hyphenate="false"/>
    </style:style>
    <style:style style:name="TM7" style:display-name="TM 7" style:family="paragraph" style:parent-style-name="Normal" style:next-style-name="Normal" style:auto-update="true">
      <style:paragraph-properties fo:margin-left="0.9166in">
        <style:tab-stops/>
      </style:paragraph-properties>
      <style:text-properties style:font-size-complex="10.5pt" fo:hyphenate="false"/>
    </style:style>
    <style:style style:name="TM8" style:display-name="TM 8" style:family="paragraph" style:parent-style-name="Normal" style:next-style-name="Normal" style:auto-update="true">
      <style:paragraph-properties fo:margin-left="1.0694in">
        <style:tab-stops/>
      </style:paragraph-properties>
      <style:text-properties style:font-size-complex="10.5pt" fo:hyphenate="false"/>
    </style:style>
    <style:style style:name="TM9" style:display-name="TM 9" style:family="paragraph" style:parent-style-name="Normal" style:next-style-name="Normal" style:auto-update="true">
      <style:paragraph-properties fo:margin-left="1.2222in">
        <style:tab-stops/>
      </style:paragraph-properties>
      <style:text-properties style:font-size-complex="10.5pt" fo:hyphenate="false"/>
    </style:style>
    <style:style style:name="TT" style:display-name="TT" style:family="paragraph">
      <style:paragraph-properties fo:keep-with-next="always" fo:widows="0" fo:orphans="0" style:punctuation-wrap="simple" style:text-autospace="none" fo:text-align="center" style:vertical-align="baseline" fo:margin-bottom="0.0833in"/>
      <style:text-properties fo:font-weight="bold" style:font-weight-asian="bold" fo:text-transform="uppercase" fo:font-size="11pt" style:font-size-asian="11pt" style:text-underline-type="single" style:text-underline-style="solid" style:text-underline-width="auto" style:text-underline-mode="continuous" fo:hyphenate="false"/>
    </style:style>
    <style:style style:name="Paragraphedeliste" style:display-name="Paragraphe de liste" style:family="paragraph" style:parent-style-name="Normal">
      <style:paragraph-properties fo:margin-left="0.5in">
        <style:tab-stops>
          <style:tab-stop style:type="center" style:position="2.4534in"/>
          <style:tab-stop style:type="right" style:position="5.4062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weight="bold" style:font-weight-asian="bold" fo:font-size="11pt" style:font-size-asian="11pt"/>
    </style:style>
    <style:style style:name="PieddepageCar" style:display-name="Pied de page Car" style:family="text" style:parent-style-name="Policepardéfaut">
      <style:text-properties fo:font-size="9pt" style:font-size-asian="9pt" style:font-size-complex="9pt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 text:space-before="0in" text:min-label-width="0.3937in"/>
      </text:outline-level-style>
      <text:outline-level-style text:level="2" style:num-suffix="." style:num-format="A" style:num-letter-sync="true">
        <style:list-level-properties text:space-before="0.3937in" text:min-label-width="0.3937in"/>
      </text:outline-level-style>
      <text:outline-level-style text:level="3" style:num-suffix="." style:num-format="1">
        <style:list-level-properties text:space-before="0.7875in" text:min-label-width="0in"/>
      </text:outline-level-style>
      <text:outline-level-style text:level="4" style:num-suffix=")" style:num-format="a" style:num-letter-sync="true">
        <style:list-level-properties text:space-before="0.7875in" text:min-label-width="0in"/>
      </text:outline-level-style>
      <text:outline-level-style text:level="5" style:num-suffix="." style:num-format="1">
        <style:list-level-properties text:space-before="0.7875in" text:min-label-width="0in"/>
      </text:outline-level-style>
      <text:outline-level-style text:level="6" style:num-suffix="." style:num-format="1">
        <style:list-level-properties text:space-before="3.0687in" text:min-label-width="0.1972in"/>
      </text:outline-level-style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3.0687in" text:min-label-width="0.1972in"/>
      </text:outline-level-style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-">
        <style:list-level-properties text:space-before="0.5909in" text:min-label-width="0.1965in"/>
        <style:text-properties style:font-name="Times New Roman"/>
      </text:list-level-style-bullet>
      <text:list-level-style-bullet text:level="2" text:style-name="WW_CharLFO2LVL2" text:bullet-char="o">
        <style:list-level-properties text:space-before="1.931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.431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931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.431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931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.431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931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.4312in" text:min-label-width="0.25in"/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LFO4">
      <text:list-level-style-bullet text:level="1" text:bullet-char="">
        <style:list-level-properties text:space-before="0.25in" text:min-label-width="0.25in"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LFO5">
      <text:list-level-style-bullet text:level="1" text:style-name="WW_CharLFO5LVL1" text:bullet-char="">
        <style:list-level-properties text:space-before="0.7875in" text:min-label-width="0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Times New Roman" style:font-name-asian="Times New Roman" style:font-name-complex="Times New Roman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alibri" style:font-name-asian="Calibri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3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3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4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4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5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5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1">
      <text:list-level-style-bullet text:level="1" text:style-name="WW_CharLFO21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1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1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bullet text:level="1" text:style-name="WW_CharLFO27LVL1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8861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44in"/>
      </style:footer-style>
    </style:page-layout>
    <style:style style:name="P2" style:parent-style-name="Pieddepage" style:family="paragraph">
      <style:paragraph-properties fo:text-align="start" fo:text-indent="0in"/>
    </style:style>
    <style:style style:name="P3" style:parent-style-name="Pieddepag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6.58208in 0in 0in 8.35882in)"/>
    </style:style>
  </office:automatic-styles>
  <office:master-styles>
    <style:master-page style:name="MP0" style:page-layout-name="PL0">
      <style:footer>
        <text:p text:style-name="P2"><draw:frame draw:style-name="a0" draw:name="Picture 2" text:anchor-type="as-char" svg:x="0in" svg:y="0in" svg:width="0.53379in" svg:height="0.41408in" style:rel-width="scale" style:rel-height="scale"><draw:image xlink:href="media/image1.png" xlink:type="simple" xlink:show="embed" xlink:actuate="onLoad"/><svg:title/><svg:desc/></draw:frame><text:s/>Kit innovation métier :<text:s/><text:a xlink:href="https://github.com/InnovMetierEtat/Kit-Innovation-Metier" office:target-frame-name="_top" xlink:show="replace"><text:span text:style-name="Lienhypertexte">https://github.com/InnovMetierEtat/Kit-Innovation-Metier</text:span></text:a></text:p>
        <text:p text:style-name="P3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ristof DE MEULDER</meta:initial-creator>
    <dc:creator>MINEFI</dc:creator>
    <meta:creation-date>2016-11-02T16:34:00Z</meta:creation-date>
    <dc:date>2016-11-02T16:34:00Z</dc:date>
    <meta:print-date>2016-11-02T15:40:00Z</meta:print-date>
    <meta:template xlink:href="Normal.dotm" xlink:type="simple"/>
    <meta:editing-cycles>2</meta:editing-cycles>
    <meta:editing-duration>PT60S</meta:editing-duration>
    <meta:document-statistic meta:page-count="2" meta:paragraph-count="11" meta:word-count="852" meta:character-count="5533" meta:row-count="39" meta:non-whitespace-character-count="4692"/>
  </office:meta>
</office:document-meta>
</file>